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LogicalElement.writeToStream( OutputStream 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TagLogicalElement.TagLogicalElement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